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de" fo:country="CH"/>
    </style:style>
    <style:style style:name="P2" style:family="paragraph" style:parent-style-name="Footer">
      <style:paragraph-properties fo:text-align="start" style:justify-single-word="false"/>
      <style:text-properties fo:language="de" fo:country="CH"/>
    </style:style>
    <style:style style:name="P3" style:family="paragraph" style:parent-style-name="Standard">
      <style:paragraph-properties fo:text-align="center" style:justify-single-word="false"/>
      <style:text-properties fo:font-size="20pt" fo:language="de" fo:country="CH" officeooo:rsid="0007f40d" style:font-size-asian="20pt" style:font-size-complex="20pt"/>
    </style:style>
    <style:style style:name="P4" style:family="paragraph" style:parent-style-name="Standard">
      <style:paragraph-properties fo:text-align="center" style:justify-single-word="false"/>
      <style:text-properties fo:font-size="20pt" fo:language="de" fo:country="CH" style:font-size-asian="20pt" style:font-size-complex="20pt"/>
    </style:style>
    <style:style style:name="P5" style:family="paragraph" style:parent-style-name="Standard">
      <style:paragraph-properties fo:text-align="center" style:justify-single-word="false"/>
      <style:text-properties fo:font-size="20pt" fo:language="de" fo:country="CH" officeooo:rsid="00044f4c" style:font-size-asian="20pt" style:font-size-complex="20pt"/>
    </style:style>
    <style:style style:name="P6" style:family="paragraph" style:parent-style-name="Standard">
      <style:text-properties fo:font-size="8pt" fo:language="de" fo:country="CH" fo:font-style="italic" style:font-size-asian="8pt" style:font-style-asian="italic" style:font-size-complex="8pt" style:font-style-complex="italic"/>
    </style:style>
    <style:style style:name="P7" style:family="paragraph" style:parent-style-name="Standard">
      <style:paragraph-properties fo:text-align="start" style:justify-single-word="false"/>
      <style:text-properties fo:font-size="8pt" fo:language="de" fo:country="CH" fo:font-style="italic" officeooo:rsid="00044f4c" officeooo:paragraph-rsid="000908af" style:font-size-asian="8pt" style:font-style-asian="italic" style:font-size-complex="8pt" style:font-style-complex="italic"/>
    </style:style>
    <style:style style:name="P8" style:family="paragraph" style:parent-style-name="Standard">
      <style:paragraph-properties fo:text-align="center" style:justify-single-word="false"/>
      <style:text-properties fo:font-size="32pt" fo:language="de" fo:country="CH" officeooo:rsid="00004e2a" officeooo:paragraph-rsid="00004e2a" style:font-size-asian="32pt" style:font-size-complex="32pt"/>
    </style:style>
    <style:style style:name="P9" style:family="paragraph" style:parent-style-name="Standard">
      <style:paragraph-properties fo:text-align="center" style:justify-single-word="false"/>
      <style:text-properties fo:language="de" fo:country="CH" officeooo:paragraph-rsid="0007f40d"/>
    </style:style>
    <style:style style:name="P10" style:family="paragraph" style:parent-style-name="Standard">
      <style:paragraph-properties fo:text-align="start" style:justify-single-word="false"/>
      <style:text-properties fo:language="de" fo:country="CH" officeooo:rsid="00044f4c" officeooo:paragraph-rsid="00004e2a"/>
    </style:style>
    <style:style style:name="P11" style:family="paragraph" style:parent-style-name="Standard">
      <style:paragraph-properties fo:text-align="start" style:justify-single-word="false"/>
      <style:text-properties fo:language="de" fo:country="CH" officeooo:rsid="00044f4c" officeooo:paragraph-rsid="000840e9"/>
    </style:style>
    <style:style style:name="P12" style:family="paragraph" style:parent-style-name="Standard">
      <style:paragraph-properties fo:text-align="start" style:justify-single-word="false"/>
      <style:text-properties fo:language="de" fo:country="CH" officeooo:rsid="00044f4c" officeooo:paragraph-rsid="00120082"/>
    </style:style>
    <style:style style:name="P13" style:family="paragraph" style:parent-style-name="Standard">
      <style:paragraph-properties fo:text-align="start" style:justify-single-word="false"/>
      <style:text-properties fo:language="de" fo:country="CH" officeooo:rsid="00044f4c" officeooo:paragraph-rsid="001558ec"/>
    </style:style>
    <style:style style:name="P14" style:family="paragraph" style:parent-style-name="Standard">
      <style:paragraph-properties fo:text-align="start" style:justify-single-word="false"/>
      <style:text-properties fo:language="de" fo:country="CH" officeooo:rsid="00044f4c" officeooo:paragraph-rsid="00114bb6"/>
    </style:style>
    <style:style style:name="P15" style:family="paragraph" style:parent-style-name="Standard">
      <style:paragraph-properties fo:text-align="start" style:justify-single-word="false"/>
      <style:text-properties fo:language="de" fo:country="CH" fo:font-style="normal" officeooo:paragraph-rsid="00114bb6" style:font-style-asian="normal" style:font-style-complex="normal"/>
    </style:style>
    <style:style style:name="P16" style:family="paragraph" style:parent-style-name="Standard">
      <style:paragraph-properties fo:text-align="start" style:justify-single-word="false"/>
      <style:text-properties fo:language="de" fo:country="CH" fo:font-style="italic" officeooo:rsid="00044f4c" officeooo:paragraph-rsid="0003361f" style:font-style-asian="italic" style:font-style-complex="italic"/>
    </style:style>
    <style:style style:name="P17" style:family="paragraph" style:parent-style-name="Standard">
      <style:paragraph-properties fo:text-align="center" style:justify-single-word="false" fo:break-before="page"/>
      <style:text-properties fo:font-size="10pt" fo:language="de" fo:country="CH" officeooo:paragraph-rsid="0007f40d" style:font-size-asian="8.75pt" style:font-size-complex="10pt"/>
    </style:style>
    <style:style style:name="P18" style:family="paragraph" style:parent-style-name="Text_20_body">
      <style:text-properties fo:language="de" fo:country="CH"/>
    </style:style>
    <style:style style:name="P19" style:family="paragraph" style:parent-style-name="Title">
      <style:text-properties fo:language="de" fo:country="CH"/>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Contents_20_2">
      <style:paragraph-properties>
        <style:tab-stops>
          <style:tab-stop style:position="17.09cm" style:type="right" style:leader-style="dotted" style:leader-text="."/>
        </style:tab-stops>
      </style:paragraph-properties>
    </style:style>
    <style:style style:name="P22" style:family="paragraph" style:parent-style-name="Contents_20_3">
      <style:paragraph-properties>
        <style:tab-stops>
          <style:tab-stop style:position="16.591cm" style:type="right" style:leader-style="dotted" style:leader-text="."/>
        </style:tab-stops>
      </style:paragraph-properties>
    </style:style>
    <style:style style:name="P23" style:family="paragraph" style:parent-style-name="Heading_20_1">
      <style:text-properties fo:language="de" fo:country="CH"/>
    </style:style>
    <style:style style:name="P24" style:family="paragraph" style:parent-style-name="Heading_20_1">
      <style:text-properties fo:language="de" fo:country="CH" officeooo:paragraph-rsid="00120082"/>
    </style:style>
    <style:style style:name="P25" style:family="paragraph" style:parent-style-name="Heading_20_2">
      <style:text-properties officeooo:paragraph-rsid="0026f4ad"/>
    </style:style>
    <style:style style:name="P26" style:family="paragraph" style:parent-style-name="Standard">
      <style:paragraph-properties fo:text-align="start" style:justify-single-word="false"/>
      <style:text-properties fo:language="de" fo:country="CH" fo:font-style="italic" officeooo:rsid="00044f4c" officeooo:paragraph-rsid="00114bb6" style:font-style-asian="italic" style:font-style-complex="italic"/>
    </style:style>
    <style:style style:name="P27" style:family="paragraph" style:parent-style-name="Standard">
      <style:paragraph-properties fo:text-align="start" style:justify-single-word="false"/>
      <style:text-properties fo:language="de" fo:country="CH" fo:font-style="italic" officeooo:rsid="00044f4c" officeooo:paragraph-rsid="0003361f" style:font-style-asian="italic" style:font-style-complex="italic"/>
    </style:style>
    <style:style style:name="P28" style:family="paragraph" style:parent-style-name="Standard">
      <style:paragraph-properties fo:text-align="start" style:justify-single-word="false"/>
      <style:text-properties fo:language="de" fo:country="CH" officeooo:rsid="00044f4c" officeooo:paragraph-rsid="00120082"/>
    </style:style>
    <style:style style:name="P29" style:family="paragraph" style:parent-style-name="Standard">
      <style:paragraph-properties fo:text-align="start" style:justify-single-word="false"/>
      <style:text-properties fo:language="de" fo:country="CH" officeooo:rsid="00044f4c" officeooo:paragraph-rsid="001558ec"/>
    </style:style>
    <style:style style:name="P30" style:family="paragraph" style:parent-style-name="Standard">
      <style:paragraph-properties fo:text-align="start" style:justify-single-word="false"/>
      <style:text-properties fo:language="de" fo:country="CH" officeooo:rsid="00044f4c" officeooo:paragraph-rsid="0028a5e8"/>
    </style:style>
    <style:style style:name="P31" style:family="paragraph" style:parent-style-name="Standard">
      <style:paragraph-properties fo:text-align="start" style:justify-single-word="false"/>
      <style:text-properties fo:language="de" fo:country="CH" officeooo:rsid="001f8a75" officeooo:paragraph-rsid="001f8a75"/>
    </style:style>
    <style:style style:name="P32" style:family="paragraph" style:parent-style-name="Standard">
      <style:paragraph-properties fo:text-align="start" style:justify-single-word="false"/>
      <style:text-properties fo:language="de" fo:country="CH" fo:font-style="normal" officeooo:rsid="00044f4c" officeooo:paragraph-rsid="0026f4ad" style:font-style-asian="normal" style:font-style-complex="normal"/>
    </style:style>
    <style:style style:name="P33" style:family="paragraph" style:parent-style-name="Standard">
      <style:paragraph-properties fo:text-align="start" style:justify-single-word="false"/>
      <style:text-properties officeooo:paragraph-rsid="00221ddd"/>
    </style:style>
    <style:style style:name="P34" style:family="paragraph" style:parent-style-name="Standard">
      <style:paragraph-properties fo:text-align="start" style:justify-single-word="false"/>
      <style:text-properties officeooo:paragraph-rsid="0026f4ad"/>
    </style:style>
    <style:style style:name="P35" style:family="paragraph" style:parent-style-name="Standard">
      <style:paragraph-properties fo:text-align="start" style:justify-single-word="false"/>
      <style:text-properties fo:font-size="10pt" fo:font-style="italic" officeooo:paragraph-rsid="000840e9" style:font-size-asian="10pt" style:font-style-asian="italic" style:font-size-complex="10pt" style:font-style-complex="italic"/>
    </style:style>
    <style:style style:name="P36" style:family="paragraph" style:parent-style-name="Standard">
      <style:paragraph-properties fo:text-align="start" style:justify-single-word="false"/>
      <style:text-properties fo:font-size="10pt" fo:language="de" fo:country="CH" fo:font-style="italic" officeooo:rsid="00044f4c" officeooo:paragraph-rsid="000840e9" style:font-size-asian="10pt" style:font-style-asian="italic" style:font-size-complex="10pt" style:font-style-complex="italic"/>
    </style:style>
    <style:style style:name="P37" style:family="paragraph" style:parent-style-name="Standard">
      <style:paragraph-properties fo:text-align="start" style:justify-single-word="false"/>
      <style:text-properties fo:font-size="10pt" fo:language="de" fo:country="CH" fo:font-style="italic" officeooo:rsid="00044f4c" officeooo:paragraph-rsid="00120082" style:font-size-asian="10pt" style:font-style-asian="italic" style:font-size-complex="10pt" style:font-style-complex="italic"/>
    </style:style>
    <style:style style:name="P38" style:family="paragraph" style:parent-style-name="Standard">
      <style:paragraph-properties fo:text-align="start" style:justify-single-word="false"/>
      <style:text-properties fo:font-size="10pt" fo:language="de" fo:country="CH" fo:font-style="italic" officeooo:rsid="00044f4c" officeooo:paragraph-rsid="001558ec" style:font-size-asian="10pt" style:font-style-asian="italic" style:font-size-complex="10pt" style:font-style-complex="italic"/>
    </style:style>
    <style:style style:name="P39" style:family="paragraph" style:parent-style-name="Standard">
      <style:paragraph-properties fo:text-align="start" style:justify-single-word="false"/>
      <style:text-properties fo:font-size="10pt" fo:language="de" fo:country="CH" fo:font-style="italic" officeooo:rsid="00044f4c" officeooo:paragraph-rsid="000a6ecd" style:font-size-asian="10pt" style:font-style-asian="italic" style:font-size-complex="10pt" style:font-style-complex="italic"/>
    </style:style>
    <style:style style:name="P40" style:family="paragraph" style:parent-style-name="Standard">
      <style:paragraph-properties fo:text-align="start" style:justify-single-word="false"/>
      <style:text-properties fo:font-size="10pt" fo:language="de" fo:country="CH" fo:font-style="italic" officeooo:rsid="00044f4c" officeooo:paragraph-rsid="00114bb6" style:font-size-asian="10pt" style:font-style-asian="italic" style:font-size-complex="10pt" style:font-style-complex="italic"/>
    </style:style>
    <style:style style:name="P41" style:family="paragraph" style:parent-style-name="Text_20_body">
      <style:text-properties fo:language="de" fo:country="CH"/>
    </style:style>
    <style:style style:name="P42" style:family="paragraph" style:parent-style-name="Text_20_body">
      <style:text-properties officeooo:paragraph-rsid="00237f41"/>
    </style:style>
    <style:style style:name="T1" style:family="text">
      <style:text-properties officeooo:rsid="0007f40d"/>
    </style:style>
    <style:style style:name="T2" style:family="text">
      <style:text-properties fo:language="de" fo:country="CH"/>
    </style:style>
    <style:style style:name="T3" style:family="text">
      <style:text-properties fo:language="de" fo:country="CH" fo:font-style="normal" officeooo:rsid="0018713f" style:font-style-asian="normal" style:font-style-complex="normal"/>
    </style:style>
    <style:style style:name="T4" style:family="text">
      <style:text-properties fo:language="de" fo:country="CH" fo:font-style="normal" officeooo:rsid="00215b7d" style:font-style-asian="normal" style:font-style-complex="normal"/>
    </style:style>
    <style:style style:name="T5" style:family="text">
      <style:text-properties fo:language="de" fo:country="CH" fo:font-style="normal" officeooo:rsid="00221ddd" style:font-style-asian="normal" style:font-style-complex="normal"/>
    </style:style>
    <style:style style:name="T6" style:family="text">
      <style:text-properties fo:language="de" fo:country="CH" fo:font-style="normal" officeooo:rsid="001f8a75" style:font-style-asian="normal" style:font-style-complex="normal"/>
    </style:style>
    <style:style style:name="T7" style:family="text">
      <style:text-properties fo:language="de" fo:country="CH" fo:font-style="normal" officeooo:rsid="00044f4c" style:font-style-asian="normal" style:font-style-complex="normal"/>
    </style:style>
    <style:style style:name="T8" style:family="text">
      <style:text-properties fo:language="de" fo:country="CH" officeooo:rsid="00044f4c"/>
    </style:style>
    <style:style style:name="T9" style:family="text">
      <style:text-properties fo:language="de" fo:country="CH" officeooo:rsid="00237f41"/>
    </style:style>
    <style:style style:name="T10" style:family="text">
      <style:text-properties fo:language="de" fo:country="CH" officeooo:rsid="0025377b"/>
    </style:style>
    <style:style style:name="T11" style:family="text">
      <style:text-properties fo:language="de" fo:country="CH" officeooo:rsid="0025ddb1"/>
    </style:style>
    <style:style style:name="T12" style:family="text">
      <style:text-properties fo:language="de" fo:country="CH" fo:font-style="italic" officeooo:rsid="00044f4c" style:font-style-asian="italic" style:font-style-complex="italic"/>
    </style:style>
    <style:style style:name="T13" style:family="text">
      <style:text-properties fo:font-size="10pt" style:font-size-asian="10pt" style:font-size-complex="10pt"/>
    </style:style>
    <style:style style:name="T14" style:family="text">
      <style:text-properties fo:font-size="10pt" fo:font-style="italic" style:font-size-asian="10pt" style:font-style-asian="italic" style:font-size-complex="10pt" style:font-style-complex="itali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8"/>
      <text:p text:style-name="P8"/>
      <text:p text:style-name="P19">E<text:span text:style-name="T1">ntwicklung eines Spiels mit Unity</text:span></text:p>
      <text:p text:style-name="P3">Niels Niederwieser (4g)</text:p>
      <text:p text:style-name="P4">betreut von Lukas Fässler</text:p>
      <text:p text:style-name="P4">Maturitätsarbeit</text:p>
      <text:p text:style-name="P5">MNG Rämibühl Zürich</text:p>
      <text:p text:style-name="P5">31.12.2019</text:p>
      <text:p text:style-name="P9"/>
      <text:p text:style-name="P1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0"><text:a xlink:type="simple" xlink:href="#__RefHeading___Toc153_3553901472" text:style-name="Index_20_Link" text:visited-style-name="Index_20_Link">Abstract<text:tab/>2</text:a></text:p>
          <text:p text:style-name="P20"><text:a xlink:type="simple" xlink:href="#__RefHeading___Toc155_3553901472" text:style-name="Index_20_Link" text:visited-style-name="Index_20_Link">Vorwort<text:tab/>2</text:a></text:p>
          <text:p text:style-name="P20"><text:a xlink:type="simple" xlink:href="#__RefHeading___Toc160_3553901472" text:style-name="Index_20_Link" text:visited-style-name="Index_20_Link">Einleitung<text:tab/>2</text:a></text:p>
          <text:p text:style-name="P21"><text:a xlink:type="simple" xlink:href="#__RefHeading___Toc257_2887960801" text:style-name="Index_20_Link" text:visited-style-name="Index_20_Link">Spiel-Engine<text:tab/>2</text:a></text:p>
          <text:p text:style-name="P21"><text:a xlink:type="simple" xlink:href="#__RefHeading___Toc259_2887960801" text:style-name="Index_20_Link" text:visited-style-name="Index_20_Link">3D-Models:<text:tab/>3</text:a></text:p>
          <text:p text:style-name="P20"><text:a xlink:type="simple" xlink:href="#__RefHeading___Toc170_3588770217" text:style-name="Index_20_Link" text:visited-style-name="Index_20_Link">Arbeitsbericht<text:tab/>3</text:a></text:p>
          <text:p text:style-name="P21"><text:a xlink:type="simple" xlink:href="#__RefHeading___Toc229_2887960801" text:style-name="Index_20_Link" text:visited-style-name="Index_20_Link">Scripte:<text:tab/>3</text:a></text:p>
          <text:p text:style-name="P21"><text:a xlink:type="simple" xlink:href="#__RefHeading___Toc231_2887960801" text:style-name="Index_20_Link" text:visited-style-name="Index_20_Link">3dModels:<text:tab/>3</text:a></text:p>
          <text:p text:style-name="P22"><text:a xlink:type="simple" xlink:href="#__RefHeading___Toc233_2887960801" text:style-name="Index_20_Link" text:visited-style-name="Index_20_Link">Raumschiff:<text:tab/>3</text:a></text:p>
          <text:p text:style-name="P21"><text:a xlink:type="simple" xlink:href="#__RefHeading___Toc261_2887960801" text:style-name="Index_20_Link" text:visited-style-name="Index_20_Link">Asteorid:<text:tab/>3</text:a></text:p>
          <text:p text:style-name="P20"><text:a xlink:type="simple" xlink:href="#__RefHeading___Toc168_3553901472" text:style-name="Index_20_Link" text:visited-style-name="Index_20_Link">Literaturverzeichnis<text:tab/>4</text:a></text:p>
          <text:p text:style-name="P20"><text:a xlink:type="simple" xlink:href="#__RefHeading___Toc172_3588770217" text:style-name="Index_20_Link" text:visited-style-name="Index_20_Link">Anhang<text:tab/>4</text:a></text:p>
          <text:p text:style-name="P20"><text:a xlink:type="simple" xlink:href="#__RefHeading___Toc174_3588770217" text:style-name="Index_20_Link" text:visited-style-name="Index_20_Link">Eigenständigkeitserklärung<text:tab/>4</text:a></text:p>
        </text:index-body>
      </text:table-of-content>
      <text:p text:style-name="P10"/>
      <text:list xml:id="list900730929" text:style-name="Outline">
        <text:list-item>
          <text:h text:style-name="P23" text:outline-level="1"><text:bookmark-start text:name="__RefHeading___Toc153_3553901472"/>Abstract<text:bookmark-end text:name="__RefHeading___Toc153_3553901472"/></text:h>
        </text:list-item>
      </text:list>
      <text:p text:style-name="P11"/>
      <text:p text:style-name="P36">Fragestellung, wichtigste Methoden, Ergebnisse und Schlussfolgerungen in Kürze (100-200 Wörter)</text:p>
      <text:p text:style-name="P37">Abstract: Ziele, Methoden, Ergebnis und kritischer Rückblick in wenigen Sätzen. (100 – 200 Wörter,</text:p>
      <text:list xml:id="list716675067878" text:continue-numbering="true" text:style-name="Outline">
        <text:list-item>
          <text:h text:style-name="Heading_20_1" text:outline-level="1"><text:bookmark-start text:name="__RefHeading___Toc155_3553901472"/><text:span text:style-name="T2">Vorwort</text:span><text:bookmark-end text:name="__RefHeading___Toc155_3553901472"/></text:h>
        </text:list-item>
      </text:list>
      <text:p text:style-name="P33"><text:span text:style-name="T3">Als ich mir die Frage stellte, was für ein Thema für meine Maturarbeit wählen sollte, war mir die Antwort sofort klar dass ich eine Informatik Arbeit machen will. Programmieren </text:span><text:span text:style-name="T4">hat mir seit langer zeit gefallen, wie zum Beispiel mit Scratch (eine visuell basierte Programmiersprache) oder im Informatik Unterricht mit Java. I</text:span><text:span text:style-name="T3">ch hatte </text:span><text:span text:style-name="T4">mehrere Maturarbeitsvortr</text:span><text:span text:style-name="T5">ä</text:span><text:span text:style-name="T4">gen zugehört, welche Unity benutzten</text:span><text:span text:style-name="T3">, </text:span><text:span text:style-name="T5">ebenso hatte ich </text:span><text:span text:style-name="T3">kürzlich YouTube </text:span><text:span text:style-name="T4">Videos über Unity </text:span><text:span text:style-name="T5">mir</text:span><text:span text:style-name="T4"> </text:span><text:span text:style-name="T5">an</text:span><text:span text:style-name="T4">ges</text:span><text:span text:style-name="T5">ehen</text:span><text:span text:style-name="T3">. </text:span><text:span text:style-name="T6">Ausserdem gehören Computerspiele zu meinen Hobbys unter anderem auch das verstehen von deren Mechaniken, </text:span><text:span text:style-name="T5">weshalb ich mich schlussendlich für, ein Spiel mit Unity zu programmieren, entschieden habe. </text:span></text:p>
      <text:p text:style-name="P15"/>
      <text:p text:style-name="P15"/>
      <text:p text:style-name="P26"><text:span text:style-name="T13">Dinge, die nicht in die Arbeit selbst gehören, z.B. Beweggründe, die zur Wahl des Themas geführt haben oder Dankesworte an jemanden. Die unterstützenden Personen und Institutionen werden genannt</text:span>.</text:p>
      <text:p text:style-name="P16"/>
      <text:p text:style-name="P16"/>
      <text:list xml:id="list715113492619" text:continue-numbering="true" text:style-name="Outline">
        <text:list-item>
          <text:h text:style-name="Heading_20_1" text:outline-level="1"><text:bookmark-start text:name="__RefHeading___Toc160_3553901472"/><text:span text:style-name="T2">Einleitung</text:span><text:bookmark-end text:name="__RefHeading___Toc160_3553901472"/></text:h>
          <text:list>
            <text:list-item>
              <text:h text:style-name="Heading_20_2" text:outline-level="2"><text:bookmark-start text:name="__RefHeading___Toc257_2887960801"/><text:span text:style-name="T8">S</text:span><text:span text:style-name="T2">piel-Engine</text:span><text:bookmark-end text:name="__RefHeading___Toc257_2887960801"/></text:h>
            </text:list-item>
          </text:list>
        </text:list-item>
      </text:list>
      <text:p text:style-name="P42"><text:span text:style-name="T9">Ein Spiel </text:span><text:bookmark text:name="tw-target-text"/><text:span text:style-name="T2">Grund auf </text:span><text:span text:style-name="T9">programmieren oder man benutzt eine Spiel-Engine. Um dies zu </text:span><text:span text:style-name="T10">verstehen, muss man als erstes wissen wie ein Computerspiel aufgebaut ist. Meistens </text:span><text:soft-page-break/><text:span text:style-name="T10">bestehen Spiele aus mehren Komponenten </text:span><text:span text:style-name="T11">wie als Beispiel, ein Teil der alles visuelle Zeichnet, ein Teil der Physikberechnungen wie Kolisonen macht und ein Teil bei dem man spezifische Spielmechaniken definiert werden. Eine Spiel-Engine kümmert sich um</text:span></text:p>
      <text:list xml:id="list715295049776" text:continue-numbering="true" text:style-name="Outline">
        <text:list-item>
          <text:list>
            <text:list-item>
              <text:h text:style-name="P25" text:outline-level="2"><text:bookmark-start text:name="__RefHeading___Toc259_2887960801"/>3D-Models:<text:bookmark-end text:name="__RefHeading___Toc259_2887960801"/></text:h>
            </text:list-item>
          </text:list>
        </text:list-item>
      </text:list>
      <text:p text:style-name="Standard">Ein 3D-Model ist ist ein Objekt, welches eine 3D Figur definiert. Die am häufigsten genutzte Variante ist durch Punkte (Vertecies), Kanten und Flächen definiert.<text:line-break/>Dabei ist ein Vertecie ein punkt in einem 3 Dimensionalen Koordinatensystem, eine Kante eine Verbindung von 2 Vertecies und eine Fläche mehrere Kanten (meist drei). Ein solches 3D-Model ist leicht mit dem gratis Programm Blender zu machen.</text:p>
      <text:p text:style-name="Standard"/>
      <text:p text:style-name="Standard"/>
      <text:p text:style-name="Standard"/>
      <text:p text:style-name="P35"><text:span text:style-name="T8">Bedeutung, Zielsetzungen, Fragestellungen und Hypothesen darlegen: Warum und wozu macht man diese Untersuchung? Worum geht es, was möchte man herausfinden? An welche Arbeiten mit gleichem oder ähnlichem Thema lehnt man sich an, wie ist der aktuelle Wissensstand?</text:span></text:p>
      <text:p text:style-name="P36"/>
      <text:p text:style-name="P37">Einleitung: </text:p>
      <text:p text:style-name="P37">Hier wird die Projektidee beschrieben und die Problemstellung erläutert. Wichtig ist auch die Eingrenzung des Projekts.</text:p>
      <text:p text:style-name="P12"/>
      <text:list xml:id="list715381782020" text:continue-numbering="true" text:style-name="Outline">
        <text:list-item>
          <text:h text:style-name="Heading_20_1" text:outline-level="1"><text:bookmark-start text:name="__RefHeading___Toc170_3588770217"/><text:span text:style-name="T2">Arbeitsbericht</text:span><text:bookmark-end text:name="__RefHeading___Toc170_3588770217"/></text:h>
        </text:list-item>
      </text:list>
      <text:p text:style-name="P13"/>
      <text:list xml:id="list715103051945" text:continue-numbering="true" text:style-name="Outline">
        <text:list-item>
          <text:list>
            <text:list-item>
              <text:h text:style-name="Heading_20_2" text:outline-level="2"><text:bookmark-start text:name="__RefHeading___Toc229_2887960801"/>Scripte:<text:bookmark-end text:name="__RefHeading___Toc229_2887960801"/></text:h>
            </text:list-item>
            <text:list-item>
              <text:h text:style-name="Heading_20_2" text:outline-level="2"><text:bookmark-start text:name="__RefHeading___Toc231_2887960801"/>3dModels:<text:bookmark-end text:name="__RefHeading___Toc231_2887960801"/></text:h>
              <text:list>
                <text:list-item>
                  <text:h text:style-name="Heading_20_3" text:outline-level="3"><text:bookmark-start text:name="__RefHeading___Toc233_2887960801"/>Raumschiff:<text:bookmark-end text:name="__RefHeading___Toc233_2887960801"/></text:h>
                </text:list-item>
              </text:list>
            </text:list-item>
          </text:list>
        </text:list-item>
      </text:list>
      <text:p text:style-name="P31">Natürlich brauchte mein Spiel ein Raumschiff</text:p>
      <text:p text:style-name="P13"/>
      <text:list xml:id="list716936152106" text:continue-numbering="true" text:style-name="Outline">
        <text:list-item>
          <text:list>
            <text:list-item>
              <text:h text:style-name="P25" text:outline-level="2"><text:bookmark-start text:name="__RefHeading___Toc261_2887960801"/>Asteorid:<text:bookmark-end text:name="__RefHeading___Toc261_2887960801"/></text:h>
            </text:list-item>
          </text:list>
        </text:list-item>
      </text:list>
      <text:p text:style-name="P34"><text:span text:style-name="T12"><text:line-break/></text:span><text:span text:style-name="T7">Das 3D-Models meines Asteoriden habe ich aus einer Kugel modeliert. Als erstes habe ich in Blender eine Kugel eingefügt, dann skaliert um eine längliche Asteoriden <text:s/>Form zu bekommen. Durch verschiedene Funktionen im Sculptmodus habe ich die Finale Form modeliert. Ich wollte mein Asteorid aber zerstückeln können weshalb ich ihn mit einem Addon (Cell Fracture) in kleine Teile geteilt habe.<text:line-break/>Um diese beide Modelle nun zu Unity zu exportieren musste ich darauf achten, dass ich die kappute Version mit allen Teilen exportiere.</text:span></text:p>
      <text:p text:style-name="P32"/>
      <text:p text:style-name="P13"/>
      <text:p text:style-name="P38"><text:soft-page-break/>Dieser Teil der Arbeit enthält die reflektierende Auseinandersetzung mit der eigenen Arbeit. Er wird in einzelne Kapitel und Unterkapitel eingeteilt. Hier kann auch die Dokumentation des Arbeitsprozesses erfolgen. In welcher Form die Dokumentation konkret erfolgen wird (separates Skizzenbuch, Arbeitsmappe etc.), ist zu Beginn des Prozesses mit der Betreuungsperson zu vereinbaren.</text:p>
      <text:p text:style-name="P13"/>
      <text:p text:style-name="P12"/>
      <text:p text:style-name="P6"><text:bookmark-start text:name="__RefHeading___Toc162_3553901472"/>Material und Methoden<text:bookmark-end text:name="__RefHeading___Toc162_3553901472"/></text:p>
      <text:p text:style-name="P7">Hier geht es darum, dass die Methoden so dargestellt werden, dass sie von anderen problemlos nachgeprüft werden können (Reproduzierbarkeit): Vorgehen und Anordnung der einzelnen Versuche genau beschreiben, verwendete Instrumente, Mittel und Arbeitsmethoden genau angeben, Orts- und Zeitangaben nicht vergessen. Auch die Art und Weise der Auswertung bzw. der Darstellung der Ergebnisse muss man genau beschreiben.</text:p>
      <text:p text:style-name="P7"/>
      <text:p text:style-name="P6"><text:bookmark-start text:name="__RefHeading___Toc164_3553901472"/>Resultate<text:bookmark-end text:name="__RefHeading___Toc164_3553901472"/></text:p>
      <text:p text:style-name="P7">Möglichst klare und übersichtliche Darstellung der Ergebnisse, unterstützt durch Grafiken und Tabellen. Dazu gehören auch Erläuterungen zu den wichtigsten Ergebnissen.</text:p>
      <text:p text:style-name="P6"><text:bookmark-start text:name="__RefHeading___Toc166_3553901472"/>Diskussion<text:bookmark-end text:name="__RefHeading___Toc166_3553901472"/></text:p>
      <text:p text:style-name="P7">Hier geht es um die Interpretation der Resultate, und zwar sowohl der eigenen als auch im Vergleich zu anderen Ergebnissen aus anderen Arbeiten. Mögliche Fehlerquellen werden beurteilt, Schlussfolgerungen werden gezogen. Dazu kommt eine Reflexion über die eigene Arbeit.</text:p>
      <text:list xml:id="list715784338630" text:continue-numbering="true" text:style-name="Outline">
        <text:list-item>
          <text:h text:style-name="P24" text:outline-level="1"><text:bookmark-start text:name="__RefHeading___Toc168_3553901472"/>Literaturverzeichnis<text:bookmark-end text:name="__RefHeading___Toc168_3553901472"/></text:h>
          <text:list>
            <text:list-item>
              <text:h text:style-name="Heading_20_2" text:outline-level="2">Internetquellen</text:h>
            </text:list-item>
          </text:list>
        </text:list-item>
      </text:list>
      <text:p text:style-name="Standard">Smooth FollowCam: <text:a xlink:type="simple" xlink:href="https://www.youtube.com/watch?v=pNPuMMR5cSk" text:style-name="Internet_20_link" text:visited-style-name="Visited_20_Internet_20_Link">https://www.youtube.com/watch?v=pNPuMMR5cSk</text:a></text:p>
      <text:p text:style-name="Standard">How to make a Health Bar: <text:a xlink:type="simple" xlink:href="https://www.youtube.com/watch?v=Gtw7VyuMdDc" text:style-name="Internet_20_link" text:visited-style-name="Visited_20_Internet_20_Link">https://www.youtube.com/watch?v=Gtw7VyuMdDc</text:a></text:p>
      <text:p text:style-name="Standard">SHATTER / DESTRUCTION in Unity: <text:a xlink:type="simple" xlink:href="https://www.youtube.com/watch?v=EgNV0PWVaS8&amp;" text:style-name="Internet_20_link" text:visited-style-name="Visited_20_Internet_20_Link">https://www.youtube.com/watch?v=EgNV0PWVaS8&amp;</text:a></text:p>
      <text:p text:style-name="Standard">Create A Realistic Moon: <text:a xlink:type="simple" xlink:href="https://www.youtube.com/watch?v=UAOy42TR_Rk" text:style-name="Internet_20_link" text:visited-style-name="Visited_20_Internet_20_Link">https://www.youtube.com/watch?v=UAOy42TR_Rk</text:a></text:p>
      <text:p text:style-name="Standard"/>
      <text:p text:style-name="Standard"/>
      <text:p text:style-name="P30"><text:span text:style-name="T14"/></text:p>
      <text:p text:style-name="P30"><text:span text:style-name="T14"/></text:p>
      <text:p text:style-name="P30"><text:span text:style-name="T14"/></text:p>
      <text:p text:style-name="P12"><text:span text:style-name="T14">Die in der Arbeit erwähnten Quellen (Texte und Abbildungen) werden alphabetisch nach Autoren aufgelistet. Für Internetquellen wird eine gesonderte Liste erstellt.</text:span> <text:line-break/></text:p>
      <text:list xml:id="list717028652643" text:continue-numbering="true" text:style-name="Outline">
        <text:list-item>
          <text:h text:style-name="P23" text:outline-level="1"><text:bookmark-start text:name="__RefHeading___Toc172_3588770217"/>Anhang<text:bookmark-end text:name="__RefHeading___Toc172_3588770217"/></text:h>
        </text:list-item>
      </text:list>
      <text:p text:style-name="P39">Hier erscheinen – wenn sinnvoll </text:p>
      <text:p text:style-name="P14"><text:span text:style-name="T14">–Rohdaten und Beilagen.</text:span> </text:p>
      <text:list xml:id="list716441195220" text:continue-numbering="true" text:style-name="Outline">
        <text:list-item>
          <text:h text:style-name="P23" text:outline-level="1"><text:bookmark-start text:name="__RefHeading___Toc174_3588770217"/>Eigenständigkeitserklärung<text:bookmark-end text:name="__RefHeading___Toc174_3588770217"/></text:h>
        </text:list-item>
      </text:list>
      <text:p text:style-name="P18"/>
      <text:p text:style-name="P18"/>
      <text:p text:style-name="P18"/>
      <text:p text:style-name="P40">[Der Umfang einer Maturitätsarbeit beträgt ca. 15–25 Seiten, exkl. Titelblatt, Anhang. Für umfangreichere Arbeiten muss das Einverständnis der betreuenden Lehrperson eingeholt werden.] </text:p>
      <text:p text:style-name="P40"/>
      <text:p text:style-name="P37">[Der Umfang des Theorie- bzw. Reflexionsteils muss mit der betreuenden Lehrperson abgesprochen werd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language="de" fo:country="CH"/>
    </style:style>
    <style:style style:name="MP2" style:family="paragraph" style:parent-style-name="Footer">
      <style:text-properties fo:language="de" fo:country="C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4</text:page-number></text:p>
      </style:footer>
      <loext:footer-first>
        <text:p text:style-name="MP2"/>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05T00:07:14.771000000</dc:date>
    <meta:editing-duration>P2DT13H24M59S</meta:editing-duration>
    <meta:editing-cycles>18</meta:editing-cycles>
    <meta:document-statistic meta:table-count="0" meta:image-count="0" meta:object-count="0" meta:page-count="4" meta:paragraph-count="62" meta:word-count="721" meta:character-count="5373" meta:non-whitespace-character-count="4702"/>
  </office:meta>
</office:document-meta>
</file>